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E0000426D000028086ED2F3E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15.5cm" svg:height="11.5cm" svg:x="0.761cm" svg:y="0.816cm">
            <draw:image xlink:href="Pictures/2000013E0000426D000028086ED2F3E7.svm" xlink:type="simple" xlink:show="embed" xlink:actuate="onLoad">
              <text:p/>
            </draw:image>
          </draw:frame>
          <draw:rect draw:style-name="gr2" draw:text-style-name="P1" draw:layer="layout" svg:width="1.224cm" svg:height="0.822cm" svg:x="12.182cm" svg:y="6.15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6cm" fo:margin-bottom="7.725cm" fo:margin-left="0.261cm" fo:margin-right="12.33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19:22:14.97</meta:creation-date>
    <dc:date>2010-01-08T14:35:40.61</dc:date>
    <meta:editing-duration>PT00H12M03S</meta:editing-duration>
    <meta:editing-cycles>5</meta:editing-cycles>
    <meta:generator>OpenOffice.org/3.0$Win32 OpenOffice.org_project/300m9$Build-9358</meta:generator>
    <meta:document-statistic meta:object-count="3"/>
    <meta:user-defined meta:name="情報 1"/>
    <meta:user-defined meta:name="情報 2"/>
    <meta:user-defined meta:name="情報 3"/>
    <meta:user-defined meta:name="情報 4"/>
  </office:meta>
</office:document-meta>
</file>